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1bd0a" officeooo:paragraph-rsid="0011bd0a"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1bd0a" officeooo:paragraph-rsid="0011bd0a" style:font-weight-asian="bold" style:font-weight-complex="bold"/>
    </style:style>
    <style:style style:name="P3" style:family="paragraph" style:parent-style-name="Standard">
      <style:paragraph-properties fo:text-align="justify" style:justify-single-word="false"/>
      <style:text-properties style:text-underline-style="none" fo:font-weight="normal" officeooo:rsid="0011bd0a" officeooo:paragraph-rsid="0011bd0a"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1bd0a" officeooo:paragraph-rsid="00234c6a"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4ad40" officeooo:paragraph-rsid="00164c8f"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4ad40" officeooo:paragraph-rsid="0014ad40"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4ad40" officeooo:paragraph-rsid="0022258a" style:font-weight-asian="normal" style:font-weight-complex="normal"/>
    </style:style>
    <style:style style:name="P8" style:family="paragraph" style:parent-style-name="Standard">
      <style:paragraph-properties fo:text-align="justify" style:justify-single-word="false"/>
      <style:text-properties officeooo:rsid="0015fddc" officeooo:paragraph-rsid="0015fddc"/>
    </style:style>
    <style:style style:name="P9" style:family="paragraph" style:parent-style-name="Standard">
      <style:paragraph-properties fo:text-align="justify" style:justify-single-word="false"/>
      <style:text-properties officeooo:rsid="00160121" officeooo:paragraph-rsid="00160121"/>
    </style:style>
    <style:style style:name="P10" style:family="paragraph" style:parent-style-name="Standard">
      <style:paragraph-properties fo:text-align="justify" style:justify-single-word="false"/>
      <style:text-properties officeooo:rsid="00190e85" officeooo:paragraph-rsid="00201e6a"/>
    </style:style>
    <style:style style:name="P11" style:family="paragraph" style:parent-style-name="Standard">
      <style:paragraph-properties fo:text-align="justify" style:justify-single-word="false"/>
      <style:text-properties officeooo:rsid="00190e85" officeooo:paragraph-rsid="001a9181"/>
    </style:style>
    <style:style style:name="P12" style:family="paragraph" style:parent-style-name="Standard">
      <style:paragraph-properties fo:text-align="justify" style:justify-single-word="false"/>
      <style:text-properties officeooo:rsid="001c5d96" officeooo:paragraph-rsid="001e11ab"/>
    </style:style>
    <style:style style:name="P13" style:family="paragraph" style:parent-style-name="Standard">
      <style:paragraph-properties fo:text-align="justify" style:justify-single-word="false"/>
      <style:text-properties officeooo:rsid="001c5d96" officeooo:paragraph-rsid="002109d0"/>
    </style:style>
    <style:style style:name="P14" style:family="paragraph" style:parent-style-name="Standard">
      <style:paragraph-properties fo:text-align="justify" style:justify-single-word="false"/>
      <style:text-properties officeooo:rsid="001e11ab" officeooo:paragraph-rsid="001e11ab"/>
    </style:style>
    <style:style style:name="P15" style:family="paragraph" style:parent-style-name="Standard">
      <style:paragraph-properties fo:text-align="justify" style:justify-single-word="false"/>
      <style:text-properties officeooo:rsid="002109d0" officeooo:paragraph-rsid="002109d0"/>
    </style:style>
    <style:style style:name="P16" style:family="paragraph" style:parent-style-name="Standard">
      <style:paragraph-properties fo:text-align="justify" style:justify-single-word="false"/>
      <style:text-properties officeooo:paragraph-rsid="0015fddc"/>
    </style:style>
    <style:style style:name="P17" style:family="paragraph" style:parent-style-name="Standard">
      <style:paragraph-properties fo:text-align="justify" style:justify-single-word="false"/>
      <style:text-properties officeooo:paragraph-rsid="00234c6a"/>
    </style:style>
    <style:style style:name="P18" style:family="paragraph" style:parent-style-name="Standard">
      <style:paragraph-properties fo:text-align="justify" style:justify-single-word="false"/>
      <style:text-properties officeooo:rsid="0022258a" officeooo:paragraph-rsid="00234c6a"/>
    </style:style>
    <style:style style:name="T1" style:family="text">
      <style:text-properties officeooo:rsid="0013774e"/>
    </style:style>
    <style:style style:name="T2" style:family="text">
      <style:text-properties officeooo:rsid="0015fddc"/>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5fddc" style:font-weight-asian="normal" style:font-weight-complex="normal"/>
    </style:style>
    <style:style style:name="T5" style:family="text">
      <style:text-properties style:text-underline-style="none" fo:font-weight="normal" officeooo:rsid="00160121" style:font-weight-asian="normal" style:font-weight-complex="normal"/>
    </style:style>
    <style:style style:name="T6" style:family="text">
      <style:text-properties style:text-underline-style="none" fo:font-weight="normal" officeooo:rsid="00164c8f" style:font-weight-asian="normal" style:font-weight-complex="normal"/>
    </style:style>
    <style:style style:name="T7" style:family="text">
      <style:text-properties style:text-underline-style="none" fo:font-weight="normal" officeooo:rsid="00177c6a" style:font-weight-asian="normal" style:font-weight-complex="normal"/>
    </style:style>
    <style:style style:name="T8" style:family="text">
      <style:text-properties style:text-underline-style="none" fo:font-weight="normal" officeooo:rsid="00190e85" style:font-weight-asian="normal" style:font-weight-complex="normal"/>
    </style:style>
    <style:style style:name="T9" style:family="text">
      <style:text-properties style:text-underline-style="none" fo:font-weight="normal" officeooo:rsid="001a9181" style:font-weight-asian="normal" style:font-weight-complex="normal"/>
    </style:style>
    <style:style style:name="T10" style:family="text">
      <style:text-properties style:text-underline-style="none" fo:font-weight="normal" officeooo:rsid="001c24d5" style:font-weight-asian="normal" style:font-weight-complex="normal"/>
    </style:style>
    <style:style style:name="T11" style:family="text">
      <style:text-properties style:text-underline-style="none" fo:font-weight="normal" officeooo:rsid="001c5d96" style:font-weight-asian="normal" style:font-weight-complex="normal"/>
    </style:style>
    <style:style style:name="T12" style:family="text">
      <style:text-properties style:text-underline-style="none" fo:font-weight="normal" officeooo:rsid="001cef66" style:font-weight-asian="normal" style:font-weight-complex="normal"/>
    </style:style>
    <style:style style:name="T13" style:family="text">
      <style:text-properties style:text-underline-style="none" fo:font-weight="normal" officeooo:rsid="001e11ab" style:font-weight-asian="normal" style:font-weight-complex="normal"/>
    </style:style>
    <style:style style:name="T14" style:family="text">
      <style:text-properties style:text-underline-style="none" fo:font-weight="normal" officeooo:rsid="001f9cf0" style:font-weight-asian="normal" style:font-weight-complex="normal"/>
    </style:style>
    <style:style style:name="T15" style:family="text">
      <style:text-properties style:text-underline-style="none" fo:font-weight="normal" officeooo:rsid="00201e6a" style:font-weight-asian="normal" style:font-weight-complex="normal"/>
    </style:style>
    <style:style style:name="T16" style:family="text">
      <style:text-properties style:text-underline-style="none" fo:font-weight="normal" officeooo:rsid="002109d0" style:font-weight-asian="normal" style:font-weight-complex="normal"/>
    </style:style>
    <style:style style:name="T17" style:family="text">
      <style:text-properties style:text-underline-style="none" fo:font-weight="normal" officeooo:rsid="0022258a" style:font-weight-asian="normal" style:font-weight-complex="normal"/>
    </style:style>
    <style:style style:name="T18" style:family="text">
      <style:text-properties style:text-underline-style="none" fo:font-weight="normal" officeooo:rsid="00234c6a" style:font-weight-asian="normal" style:font-weight-complex="normal"/>
    </style:style>
    <style:style style:name="T19" style:family="text">
      <style:text-properties officeooo:rsid="00164c8f"/>
    </style:style>
    <style:style style:name="T20" style:family="text">
      <style:text-properties officeooo:rsid="00177c6a"/>
    </style:style>
    <style:style style:name="T21" style:family="text">
      <style:text-properties officeooo:rsid="001f9cf0"/>
    </style:style>
    <style:style style:name="T22" style:family="text">
      <style:text-properties officeooo:rsid="002225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marche du Projet 3: Aidez MacGyver à s’échapper !</text:p>
      <text:p text:style-name="P2"/>
      <text:p text:style-name="P3"/>
      <text:p text:style-name="P3">Ce document à pour but d’expliquer la démarche que j’ai utilisé pour <text:span text:style-name="T1">mettre en œuvre le projet 3 de la formation OpenClassRooms développeur d’application PYTHON.</text:span></text:p>
      <text:p text:style-name="P3"/>
      <text:p text:style-name="P17"><text:span text:style-name="T18">Le lien redirigeant vers mon code source est : </text:span>https://github.com/micktymoon/oc_projet3.git</text:p>
      <text:p text:style-name="P4"/>
      <text:p text:style-name="P5">Après avoir lu la mission, <text:span text:style-name="T19">j’ai décidé de créer une ébauche des classes que je voulais utiliser pour le labyrinthe, ce qu’elles pouvaient faire et ce qu’elles contenaient.</text:span></text:p>
      <text:p text:style-name="P5"><text:span text:style-name="T19">Puis j</text:span>’ai été lire les tutoriels et information<text:span text:style-name="T19">s</text:span> sur Pygame pour mieux comprendre l’interface graphique et comment l’utiliser. J‘ai commencé par essayé <text:span text:style-name="T20">d’afficher une fenêtre, puis d’afficher une image, puis </text:span>de <text:span text:style-name="T19">la </text:span>faire bouger, puis d’en afficher plusieurs les unes à côté des autres.</text:p>
      <text:p text:style-name="P6"/>
      <text:p text:style-name="P7">J’ai ensuite réfléchis à comment créer un labyrinthe avec cette interface. <text:span text:style-name="T20">Dans un premier temps il me fallait un écran, et il fallait que ce soit un carré de 15 sprites de large. Mais qu’est ce qu’un sprite? Internet m’a aidé à trouver la réponse. J</text:span>’ai essayer d’afficher uniquement l<text:span text:style-name="T21">e</text:span> <text:span text:style-name="T22">s</text:span>prite d<text:span text:style-name="T21">u</text:span> mur que je voulais. <text:span text:style-name="T19">Car </text:span>la map de sols <text:span text:style-name="T21">proposée</text:span> <text:span text:style-name="T21">est composée de plusieurs sprites de sols différents collés les uns aux autres</text:span>. Après avoir réussis, j’ai affiché les contours du labyrinthe, <text:span text:style-name="T20">sachant qu’un sprite de sol était un carré de 20x20</text:span>. <text:span text:style-name="T19">J</text:span>’ai répété l’action pour créer <text:span text:style-name="T19">l</text:span>es murs <text:span text:style-name="T19">du</text:span> labyrinthe. <text:span text:style-name="T2">J’ai ensuite positionné le Départ et l’Arrivée ainsi que le héro et le gardien. Mais les images des personnages et des objets étaient plus grandes que 20x20, alors me voilà reparti pour des recherches sur internet. Celles-ci m’ont permit de trouver comment redimensionner mes images, ce que je fis. Puis j’ai trouvé un moyen d’afficher les objets de manière aléatoire, sans qu’ils ne soient sur les murs. Pour cela j’’utilisais une liste des rectangles des murs, et si l’image de l’objet se positionnait sur un mur, l’objet devait alors se repositionner ailleurs et redessiner le mur effacé.</text:span></text:p>
      <text:p text:style-name="P6"/>
      <text:p text:style-name="P16"><text:span text:style-name="T4">J’avais donc mon labyrinthe, il ne me restait plus qu’à faire bouger mon </text:span><text:span text:style-name="T8">h</text:span><text:span text:style-name="T4">éro. J’ai donc créer dans ma fonction ‘main’, une gestion des événements, </text:span><text:span text:style-name="T14">si on clique sur ‘QUIT’,</text:span><text:span text:style-name="T4"> </text:span><text:span text:style-name="T14">si on presse une des flèches du clavier cela bouge le héro</text:span><text:span text:style-name="T4">. Mais celui-ci </text:span><text:span text:style-name="T5">traversait</text:span><text:span text:style-name="T4"> les murs </text:span><text:span text:style-name="T5">(en les effaçant au passage)</text:span><text:span text:style-name="T4"> et une image du </text:span><text:span text:style-name="T8">h</text:span><text:span text:style-name="T4">éro restait au point de départ. </text:span></text:p>
      <text:p text:style-name="P16"><text:span text:style-name="T4"/></text:p>
      <text:p text:style-name="P9"><text:span text:style-name="T4">A</text:span><text:span text:style-name="T3">près avoir montré tout cela à mon mentor, il m’a expliqué qu’il fallait que je crée un labyrinthe manuellement avec une liste, qui représente un tableau, contenant des listes, qui correspondent aux lignes du tableau, et chaque élément</text:span><text:span text:style-name="T6">s</text:span><text:span text:style-name="T3"> de ces lignes étaient les colonnes. <text:s/>Il m’a aussi expliqué qu’il fallait, qu’ à chaque évènement</text:span><text:span text:style-name="T6">s,</text:span><text:span text:style-name="T3"> je redessine le labyrinthe. </text:span></text:p>
      <text:p text:style-name="P9"><text:span text:style-name="T3"/></text:p>
      <text:p text:style-name="P9"><text:span text:style-name="T3">Il fallait donc que je crée manuellement un labyrinthe. J’ai sorti mon cahier et un crayon pour trouver la meilleur façon de faire. Une fois une trame de labyrinthe trouvée, j’ai créé une liste nommée ‘labyrinth’, contenant les lignes de mon tableau et des éléments pour chaque ressource différente du labyrinthe. Un « m » pour les murs, ‘</text:span><text:span text:style-name="T11">x</text:span><text:span text:style-name="T3">‘ pour les vides, ‘D’ pour le départ, ‘A’ pour l’arrivée, ‘P’ pour le </text:span><text:span text:style-name="T8">h</text:span><text:span text:style-name="T3">éro et ‘G’ pour le gardien. </text:span><text:span text:style-name="T7">Bon, la configuration de mon labyrinthe est faite, il faut maintenant que je l’affiche. J’ai crée un chiffre ‘x’ égale à 0 avant de parcourir ma liste ‘labyrinth’ grâce à une boucle ‘for’, puis un chiffre ‘y’ égale à 0 avant de parcourir chacune des listes qu’elle contenait. Pour chaque éléments de ces listes, j’affichais sur l’écran à l</text:span><text:span text:style-name="T8">a position x*20 et y*20, </text:span><text:span text:style-name="T15">le</text:span><text:span text:style-name="T8"> </text:span><text:span text:style-name="T17">s</text:span><text:span text:style-name="T8">prite qui correspondait. A chaque fois que je parcourait une ligne, x augmentait de 1 et chaque fois que je pa</text:span><text:span text:style-name="T15">rcourais</text:span><text:span text:style-name="T8"> un élément de ses lignes, y s’additionnait de 1 et se remettait à 0 à chaque début de ligne. </text:span><text:span text:style-name="T11">Et lorsque la lettre était un mur on ajoutait le rectangle du </text:span><text:span text:style-name="T17">s</text:span><text:span text:style-name="T11">prite à la liste l_wall et pour les vides on ajoutait le rectangle du </text:span><text:span text:style-name="T17">s</text:span><text:span text:style-name="T11">prite à la liste l_none.</text:span></text:p>
      <text:p text:style-name="P9"><text:span text:style-name="T8"/></text:p>
      <text:p text:style-name="P10"><text:span text:style-name="T3">Mon labyrinthe étant complet, je décidais de créer </text:span><text:span text:style-name="T9">un fichier contenant toutes l</text:span><text:span text:style-name="T3">es classes pour facilit</text:span><text:span text:style-name="T9">er</text:span><text:span text:style-name="T3"> le mouvement et les actions des éléments.</text:span></text:p>
      <text:p text:style-name="P10"><text:soft-page-break/><text:span text:style-name="T3">J’ai </text:span><text:span text:style-name="T9">donc</text:span><text:span text:style-name="T3"> créé une classe pour le héro,</text:span><text:span text:style-name="T9"> ‘Player’, héritée de ‘pygame.sprite.Sprite’. Celle-ci est composé</text:span><text:span text:style-name="T15">e</text:span><text:span text:style-name="T9"> du constructeur </text:span><text:span text:style-name="T15">avec</text:span><text:span text:style-name="T9"> </text:span><text:span text:style-name="T10">s</text:span><text:span text:style-name="T9">a position</text:span><text:span text:style-name="T10"> comme argument</text:span><text:span text:style-name="T9">, des fonctions ‘move_’, qui bougent le héro dans chaque direction et d’une fonction ‘draw_me’ qui affiche l’image du héro. </text:span></text:p>
      <text:p text:style-name="P10"><text:span text:style-name="T9">Une classe pour les objets, ‘Labobject’ </text:span><text:span text:style-name="T12">ayant le même héritage que ‘</text:span><text:span text:style-name="T10">Player’.</text:span><text:span text:style-name="T9"> Composée du constructeur, </text:span><text:span text:style-name="T15">avec </text:span><text:span text:style-name="T9">l’image</text:span><text:span text:style-name="T10"> </text:span><text:span text:style-name="T15">et la liste des positions vide </text:span><text:span text:style-name="T10">comme argument</text:span><text:span text:style-name="T15">s</text:span><text:span text:style-name="T9">,</text:span><text:span text:style-name="T10"> une fonction ‘my_rect’ qui retourne de rectangle à sa position final et une fonction ‘erase_me’ qui efface l’image du rectangle. </text:span></text:p>
      <text:p text:style-name="P10"><text:span text:style-name="T10">Et une classe pour le gardien, ‘Guardian’ ayant encore le même héritage que ‘Player’ Composée du constructeur </text:span><text:span text:style-name="T15">avec s</text:span><text:span text:style-name="T10">a position comme argument et les deux mêmes fonctions que ‘Labobject’.</text:span></text:p>
      <text:p text:style-name="P11"><text:span text:style-name="T10"/></text:p>
      <text:p text:style-name="P12"><text:span text:style-name="T10">T</text:span><text:span text:style-name="T3">out cela étant terminé, je modifia</text:span><text:span text:style-name="T15">is </text:span><text:span text:style-name="T3">mon fichier ‘main.py’ Dans un premier temps, j’affichais le labyrinthe, puis je créais une fonction ‘draw_character’, qui me permit de créer et d’afficher le héro et le guardien.</text:span></text:p>
      <text:p text:style-name="P14"><text:span text:style-name="T3">Il fallait, qu’</text:span><text:span text:style-name="T16">à </text:span><text:span text:style-name="T3">chaque évènement, je redessine le labyrinthe. </text:span><text:span text:style-name="T16">A</text:span><text:span text:style-name="T3">lors je me suis dit qu’il me fallait une classe, ‘Lab’. J’ai mis la trame du labyrinthe dans un fichier pour que ce soit plus simple à affich</text:span><text:span text:style-name="T16">er</text:span><text:span text:style-name="T3"> (en m’aidant du TP : DK de OpenClassRooms). ‘Lab‘comprenait le conteneur avec le fichier de la trame comme argument, une fonction ‘generate_lab’ qui génère la configuration du labyrinthe à partir du fichier et ‘diplay_lab’ qui affiche le labyrinthe et qui ajoute les rectangles aux listes correspondantes. </text:span></text:p>
      <text:p text:style-name="P14"><text:span text:style-name="T3"/></text:p>
      <text:p text:style-name="P15"><text:span text:style-name="T3">Au début du fichier j</text:span><text:span text:style-name="T14">’</text:span><text:span text:style-name="T3">ai générer et affiché le labyrinthe, puis j’ai créé mes personnages et objets.</text:span></text:p>
      <text:p text:style-name="P13"><text:span text:style-name="T16">J</text:span><text:span text:style-name="T3">e m’intéressa</text:span><text:span text:style-name="T12">is </text:span><text:span text:style-name="T16">ensuite</text:span><text:span text:style-name="T3"> aux collisions avec les murs.</text:span><text:span text:style-name="T12"> </text:span><text:span text:style-name="T16">J</text:span><text:span text:style-name="T3">’</text:span><text:span text:style-name="T12">ai utilisée ‘collidelist’</text:span><text:span text:style-name="T13"> avec</text:span><text:span text:style-name="T12"> ‘</text:span><text:span text:style-name="T13">labyrinth</text:span><text:span text:style-name="T12">.l_wall’ </text:span><text:span text:style-name="T13">en argument, </text:span><text:span text:style-name="T16">pour que si il</text:span><text:span text:style-name="T12"> entre en collision avec un mur</text:span><text:span text:style-name="T13"> il revient sur sa position précédente</text:span><text:span text:style-name="T12">. J’ai utilisé ‘colliderect’ prenant le ‘.my_rect’ en argument pour chaque objet et si </text:span><text:span text:style-name="T16">passe sur l’objet, celui-ci disparaît et l’argument ‘.obj1 ou 2’ passe de ‘False’ à ‘True’. </text:span><text:span text:style-name="T17">Et grâce à cela, si le héro entre en collision avec le gardien et que ses arguments ‘.obj1’ et ‘.obj2’ sont égales à ‘True’, le gardien s’efface et il gagne. Sinon il perd.</text:span></text:p>
      <text:p text:style-name="P16"><text:span text:style-name="T4"/></text:p>
      <text:p text:style-name="P18"><text:span text:style-name="T4">T</text:span><text:span text:style-name="T3">out cela terminé, j’avais presque finit, mais il me restait encore un problème. L’image du héro restait affiché au début du jeux, malgré le fait que je redessine le labyrinthe. Ceci était dû au fait qu’à chaque fois mon personnage se dessinait sur la lettre ‘P’. J’ai donc créé une fonction, ‘</text:span><text:span text:style-name="T18">erase_pos_character’,</text:span><text:span text:style-name="T3"> </text:span><text:span text:style-name="T18">trouvant</text:span><text:span text:style-name="T3"> </text:span><text:span text:style-name="T18"><text:s/>‘P’ dans la configuration du labyrinthe et le remplaçant par un ‘x’, puis retournant la nouvelle configuration. J’ai donc modifiée la configuration du labyrinthe juste après avoir créé mon personnage. De cette façon la seul image restante était celle qui bougeait.</text:span></text:p>
      <text:p text:style-name="P18"><text:span text:style-name="T18"/></text:p>
      <text:p text:style-name="P18"><text:span text:style-name="T18"/></text:p>
      <text:p text:style-name="P18"><text:span text:style-name="T18"><text:s/></text:span></text:p>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5:15:32.359937043</meta:creation-date>
    <dc:date>2020-04-01T18:55:42.284043326</dc:date>
    <meta:editing-duration>PT1M5S</meta:editing-duration>
    <meta:editing-cycles>1</meta:editing-cycles>
    <meta:document-statistic meta:table-count="0" meta:image-count="0" meta:object-count="0" meta:page-count="2" meta:paragraph-count="19" meta:word-count="1107" meta:character-count="6710" meta:non-whitespace-character-count="5613"/>
    <meta:generator>LibreOffice/6.1.5.2$Linux_X86_64 LibreOffice_project/10$Build-2</meta:generator>
  </office:meta>
</office:document-meta>
</file>